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Hepta Slab" svg:font-family="'Hepta Slab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597in" fo:margin-left="-0.066in" fo:margin-top="0in" fo:margin-bottom="0in" table:align="left" style:writing-mode="lr-tb"/>
    </style:style>
    <style:style style:name="Table1.A" style:family="table-column">
      <style:table-column-properties style:column-width="5.0028in"/>
    </style:style>
    <style:style style:name="Table1.B" style:family="table-column">
      <style:table-column-properties style:column-width="2.55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559in" fo:margin-left="-0.066in" fo:margin-top="0in" fo:margin-bottom="0in" table:align="left" style:writing-mode="lr-tb"/>
    </style:style>
    <style:style style:name="Table2.A" style:family="table-column">
      <style:table-column-properties style:column-width="5.0028in"/>
    </style:style>
    <style:style style:name="Table2.B" style:family="table-column">
      <style:table-column-properties style:column-width="2.55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1521in" fo:keep-together="auto"/>
    </style:style>
    <style:style style:name="Table5" style:family="table">
      <style:table-properties style:width="7.75in" fo:margin-left="-0.066in" fo:margin-top="0in" fo:margin-bottom="0in" table:align="left" style:writing-mode="lr-tb"/>
    </style:style>
    <style:style style:name="Table5.A" style:family="table-column">
      <style:table-column-properties style:column-width="5.0028in"/>
    </style:style>
    <style:style style:name="Table5.B" style:family="table-column">
      <style:table-column-properties style:column-width="2.7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75in" fo:margin-left="-0.066in" fo:margin-top="0in" fo:margin-bottom="0in" table:align="left" style:writing-mode="lr-tb"/>
    </style:style>
    <style:style style:name="Table6.A" style:family="table-column">
      <style:table-column-properties style:column-width="5.0028in"/>
    </style:style>
    <style:style style:name="Table6.B" style:family="table-column">
      <style:table-column-properties style:column-width="2.746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1" style:list-style-name="">
      <style:paragraph-properties fo:margin-left="0.25in" fo:margin-top="0.0835in" fo:margin-bottom="0.0835in" style:contextual-spacing="false" fo:text-indent="-0.25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style:font-size-asian="14pt" style:font-size-complex="14pt"/>
    </style:style>
    <style:style style:name="P4" style:family="paragraph" style:parent-style-name="List_20_1" style:list-style-name="">
      <style:paragraph-properties fo:margin-left="0in" fo:margin-top="0.0835in" fo:margin-bottom="0.0835in" style:contextual-spacing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style:font-size-asian="14pt" style:font-size-complex="14pt"/>
    </style:style>
    <style:style style:name="P5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style:font-size-asian="14pt" style:font-size-complex="14pt"/>
    </style:style>
    <style:style style:name="P6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officeooo:paragraph-rsid="001f18bc" style:font-size-asian="14pt" style:font-size-complex="14pt"/>
    </style:style>
    <style:style style:name="P7" style:family="paragraph" style:parent-style-name="Normal_20__28_Web_29_" style:master-page-name="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1f125b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1e505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25d64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7e7b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9pt" fo:language="en" fo:country="US" fo:font-weight="bold" officeooo:paragraph-rsid="001e505f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fo:font-size="9pt" officeooo:paragraph-rsid="001ae5af" style:font-size-asian="16pt" style:font-size-complex="16pt"/>
    </style:style>
    <style:style style:name="P14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officeooo:paragraph-rsid="001f125b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officeooo:paragraph-rsid="001e505f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officeooo:paragraph-rsid="001ae5af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1f125b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1f125b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e505f" officeooo:paragraph-rsid="001e505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e505f" officeooo:paragraph-rsid="001e505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27e7b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72ba1" officeooo:paragraph-rsid="00272ba1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7e7be" officeooo:paragraph-rsid="0027e7b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850ae" officeooo:paragraph-rsid="002850a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f125b" officeooo:paragraph-rsid="001f125b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e505f" officeooo:paragraph-rsid="001e505f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3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rsid="002521cb" officeooo:paragraph-rsid="002521cb" style:letter-kerning="tru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rsid="00272ba1" officeooo:paragraph-rsid="00272ba1" style:letter-kerning="tru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officeooo:paragraph-rsid="001d8a80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officeooo:rsid="00272ba1" officeooo:paragraph-rsid="00272ba1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officeooo:paragraph-rsid="002850ae"/>
    </style:style>
    <style:style style:name="T1" style:family="text">
      <style:text-properties fo:color="#000000" loext:opacity="100%" fo:font-size="16pt" fo:font-weight="bold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Hepta Slab" fo:font-size="10pt" style:font-size-asian="10pt" style:font-size-complex="10pt">
        <loext:char-complex-color loext:theme-type="dark1" loext:color-type="theme"/>
      </style:text-properties>
    </style:style>
    <style:style style:name="T3" style:family="text">
      <style:text-properties fo:color="#000000" loext:opacity="100%" fo:font-size="8pt" style:font-size-asian="8pt" style:font-name-complex="Calibri1" style:font-size-complex="8pt">
        <loext:char-complex-color loext:theme-type="dark1" loext:color-type="theme"/>
      </style:text-properties>
    </style:style>
    <style:style style:name="T4" style:family="text">
      <style:text-properties fo:color="#000000" loext:opacity="100%" style:font-name="Hepta Slab" fo:font-size="8pt" style:text-underline-style="none" style:font-size-asian="10pt" style:font-size-complex="10pt"/>
    </style:style>
    <style:style style:name="T5" style:family="text">
      <style:text-properties fo:color="#000000" loext:opacity="100%" style:font-name="Hepta Slab" fo:font-size="8pt" style:text-underline-style="none" officeooo:rsid="001e505f" style:font-size-asian="10pt" style:font-size-complex="10pt"/>
    </style:style>
    <style:style style:name="T6" style:family="text">
      <style:text-properties fo:color="#000000" loext:opacity="100%" style:font-name="Hepta Slab" fo:font-size="8pt" style:text-underline-style="none" officeooo:rsid="001f125b" style:font-size-asian="10pt" style:font-size-complex="10pt"/>
    </style:style>
    <style:style style:name="T7" style:family="text">
      <style:text-properties fo:color="#000000" loext:opacity="100%" style:text-underline-style="none"/>
    </style:style>
    <style:style style:name="T8" style:family="text">
      <style:text-properties fo:color="#000000" loext:opacity="100%" fo:font-size="9pt"/>
    </style:style>
    <style:style style:name="T9" style:family="text">
      <style:text-properties fo:color="#000000" loext:opacity="100%" fo:font-size="9pt" fo:font-weight="bold" style:font-weight-asian="bold" style:font-weight-complex="bold"/>
    </style:style>
    <style:style style:name="T10" style:family="text">
      <style:text-properties fo:color="#000000" loext:opacity="100%" fo:font-size="9pt" fo:font-weight="bold" officeooo:rsid="002850ae" style:font-weight-asian="bold" style:font-weight-complex="bold"/>
    </style:style>
    <style:style style:name="T11" style:family="text">
      <style:text-properties fo:color="#000000" loext:opacity="100%" fo:font-size="9pt" fo:font-weight="bold" officeooo:rsid="0027e7be" style:font-weight-asian="bold" style:font-weight-complex="bold"/>
    </style:style>
    <style:style style:name="T12" style:family="text">
      <style:text-properties fo:color="#000000" loext:opacity="100%" fo:font-size="9pt" officeooo:rsid="0027e7be"/>
    </style:style>
    <style:style style:name="T13" style:family="text"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4" style:family="text">
      <style:text-properties fo:color="#000000" loext:opacity="100%" style:font-name="Calibri" fo:font-size="9pt" fo:language="en" fo:country="US" officeooo:rsid="002850a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5" style:family="text">
      <style:text-properties fo:color="#000000" loext:opacity="100%" style:font-name="Calibri" fo:font-size="9pt" fo:language="en" fo:country="US" style:text-underline-style="solid" style:text-underline-width="auto" style:text-underline-color="font-color" officeooo:rsid="002850a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6" style:family="text">
      <style:text-properties fo:color="#000000" loext:opacity="100%" style:font-name="Calibri" fo:font-size="9pt" fo:language="en" fo:country="US" style:text-underline-style="none" officeooo:rsid="002850a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7" style:family="text">
      <style:text-properties fo:color="#000000" loext:opacity="100%" style:font-name="Calibri" fo:font-size="9pt" fo:language="en" fo:country="US" style:text-underline-style="none" fo:font-weight="bold" officeooo:rsid="002850ae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18" style:family="text">
      <style:text-properties fo:color="#000000" loext:opacity="100%"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19" style:family="text">
      <style:text-properties fo:color="#000000" loext:opacity="100%" style:font-name="Calibri" fo:font-size="9pt" fo:language="en" fo:country="US" fo:font-weight="bold" officeooo:rsid="002850ae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ae5af" style:font-weight-asian="bold" style:font-name-complex="Calibri1" style:font-weight-complex="bold"/>
    </style:style>
    <style:style style:name="T24" style:family="text">
      <style:text-properties fo:font-size="14pt" fo:font-weight="bold" style:font-weight-asian="bold" style:font-name-complex="Calibri1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0039e" style:font-style-asian="italic" style:font-style-complex="italic"/>
    </style:style>
    <style:style style:name="T27" style:family="text">
      <style:text-properties fo:font-style="italic" officeooo:rsid="002521cb" style:font-style-asian="italic" style:font-style-complex="italic"/>
    </style:style>
    <style:style style:name="T28" style:family="text">
      <style:text-properties fo:font-style="italic" officeooo:rsid="0027e7be" style:font-style-asian="italic" style:font-style-complex="italic"/>
    </style:style>
    <style:style style:name="T29" style:family="text">
      <style:text-properties fo:font-style="italic" officeooo:rsid="002850ae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d8a80" style:font-weight-asian="bold" style:font-weight-complex="bold"/>
    </style:style>
    <style:style style:name="T32" style:family="text">
      <style:text-properties fo:font-weight="bold" officeooo:rsid="001e505f" style:font-weight-asian="bold" style:font-weight-complex="bold"/>
    </style:style>
    <style:style style:name="T33" style:family="text">
      <style:text-properties fo:font-weight="bold" style:font-weight-asian="bold" style:font-name-complex="Calibri1" style:font-weight-complex="bold"/>
    </style:style>
    <style:style style:name="T34" style:family="text">
      <style:text-properties fo:font-weight="bold" officeooo:rsid="001d8a80" style:font-weight-asian="bold" style:font-name-complex="Calibri1" style:font-weight-complex="bold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9pt" fo:font-weight="bold" style:font-weight-asian="bold" style:font-weight-complex="bold"/>
    </style:style>
    <style:style style:name="T37" style:family="text">
      <style:text-properties fo:font-size="9pt" fo:font-weight="bold" officeooo:rsid="001ae5af" style:font-weight-asian="bold" style:font-weight-complex="bold"/>
    </style:style>
    <style:style style:name="T38" style:family="text">
      <style:text-properties fo:font-size="9pt" fo:font-weight="bold" officeooo:rsid="001d8a80" style:font-weight-asian="bold" style:font-weight-complex="bold"/>
    </style:style>
    <style:style style:name="T39" style:family="text">
      <style:text-properties fo:font-size="9pt" fo:font-weight="bold" officeooo:rsid="0025189c" style:font-weight-asian="bold" style:font-weight-complex="bold"/>
    </style:style>
    <style:style style:name="T40" style:family="text">
      <style:text-properties fo:font-size="9pt" fo:font-weight="bold" officeooo:rsid="001c191a" style:font-weight-asian="bold" style:font-weight-complex="bold"/>
    </style:style>
    <style:style style:name="T41" style:family="text">
      <style:text-properties fo:font-size="9pt" fo:font-weight="bold" officeooo:rsid="00272ba1" style:font-weight-asian="bold" style:font-weight-complex="bold"/>
    </style:style>
    <style:style style:name="T42" style:family="text">
      <style:text-properties fo:font-size="9pt" fo:font-weight="normal" style:font-weight-asian="normal" style:font-weight-complex="normal"/>
    </style:style>
    <style:style style:name="T43" style:family="text">
      <style:text-properties fo:font-size="9pt" fo:font-weight="normal" officeooo:rsid="00272ba1" style:font-weight-asian="normal" style:font-weight-complex="normal"/>
    </style:style>
    <style:style style:name="T44" style:family="text">
      <style:text-properties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45" style:family="text">
      <style:text-properties style:font-name="Calibri" fo:font-size="9pt" fo:language="en" fo:country="US" fo:font-weight="bold" officeooo:rsid="001ae5af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46" style:family="text">
      <style:text-properties style:font-name="Calibri" fo:font-size="9pt" fo:language="en" fo:country="US" fo:font-weight="bold" officeooo:rsid="001d8a80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47" style:family="text">
      <style:text-properties style:font-name="Calibri" fo:font-size="9pt" fo:language="en" fo:country="US" fo:font-weight="bold" officeooo:rsid="0025189c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48" style:family="text">
      <style:text-properties style:font-name="Calibri" fo:font-size="9pt" fo:language="en" fo:country="US" fo:font-weight="normal" officeooo:rsid="001ae5af" style:letter-kerning="tru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49" style:family="text">
      <style:text-properties officeooo:rsid="001d8a80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d8a8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e505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f125b" style:font-style-asian="normal" style:font-weight-asian="normal" style:font-style-complex="normal" style:font-weight-complex="normal"/>
    </style:style>
    <style:style style:name="T54" style:family="text">
      <style:text-properties officeooo:rsid="001f125b"/>
    </style:style>
    <style:style style:name="T55" style:family="text">
      <style:text-properties officeooo:rsid="001f18bc"/>
    </style:style>
    <style:style style:name="T56" style:family="text">
      <style:text-properties officeooo:rsid="0020039e"/>
    </style:style>
    <style:style style:name="T57" style:family="text">
      <style:text-properties officeooo:rsid="0021f5f7"/>
    </style:style>
    <style:style style:name="T58" style:family="text">
      <style:text-properties officeooo:rsid="0025ac2c"/>
    </style:style>
    <style:style style:name="T59" style:family="text">
      <style:text-properties officeooo:rsid="0027e7be"/>
    </style:style>
    <style:style style:name="T60" style:family="text">
      <style:text-properties officeooo:rsid="002850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13"><text:span text:style-name="T23">­</text:span><text:span text:style-name="T24">Jacob B. Collins</text:span></text:p>
      <text:p text:style-name="P7"><text:span text:style-name="Internet_20_link"><text:span text:style-name="T4">jbcollins@csuchico.edu <text:s text:c="2"/></text:span></text:span><text:span text:style-name="Internet_20_link"><text:span text:style-name="T5">| </text:span></text:span><text:span text:style-name="Internet_20_link"><text:span text:style-name="T4"><text:s text:c="2"/>(925) 207-0765 <text:s text:c="2"/>| <text:s text:c="2"/></text:span></text:span><text:span text:style-name="Internet_20_link"><text:span text:style-name="T6">GitHub.com/collinsjacob127 <text:s text:c="2"/>| <text:s text:c="2"/></text:span></text:span><text:span text:style-name="Internet_20_link"><text:span text:style-name="T5">L</text:span></text:span><text:span text:style-name="Internet_20_link"><text:span text:style-name="T4">inkedin.com/in/collinsjacob127 <text:s text:c="2"/></text:span></text:span><text:span text:style-name="Internet_20_link"><text:span text:style-name="T5">| <text:s text:c="2"/>C</text:span></text:span><text:span text:style-name="Internet_20_link"><text:span text:style-name="T4">hico, CA</text:span></text:span></text:p>
      <text:p text:style-name="P14"><text:span text:style-name="T30">EDUCATIO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46">M.S. </text:span><text:span text:style-name="T44">Computer Scienc</text:span><text:span text:style-name="T45">e</text:span><text:span text:style-name="T44"> <text:s/></text:span><text:span text:style-name="T47">| <text:s/></text:span><text:span text:style-name="T48">Expected Graduation: December 2026</text:span></text:p>
          </table:table-cell>
          <table:table-cell table:style-name="Table2.A1" office:value-type="string">
            <text:p text:style-name="P17"><text:span text:style-name="T30">California State University, Chico</text:span></text:p>
          </table:table-cell>
        </table:table-row>
        <table:table-row table:style-name="Table2.2">
          <table:table-cell table:style-name="Table2.A1" office:value-type="string">
            <text:p text:style-name="P35"><text:span text:style-name="T37">B.S.</text:span><text:span text:style-name="T36"> Computer Science </text:span><text:span text:style-name="T38">Cum Laude</text:span><text:span text:style-name="T36"> <text:s/></text:span><text:span text:style-name="T39">|</text:span><text:span text:style-name="T42"> <text:s/></text:span><text:span text:style-name="T39">Cumulative </text:span><text:span text:style-name="T37">GPA: 3.7</text:span><text:span text:style-name="T40">4 <text:s/></text:span><text:span text:style-name="T41">| <text:s/></text:span><text:span text:style-name="T43">December 2025</text:span></text:p>
          </table:table-cell>
          <table:table-cell table:style-name="Table2.A1" office:value-type="string">
            <text:p text:style-name="P17"><text:span text:style-name="T30"/></text:p>
          </table:table-cell>
        </table:table-row>
        <table:table-row table:style-name="Table2.2">
          <table:table-cell table:style-name="Table2.A1" office:value-type="string">
            <text:p text:style-name="P36"><text:span text:style-name="T36">Data Science Certificate <text:s/></text:span><text:span text:style-name="T41">| </text:span><text:span text:style-name="T43">December 2025</text:span></text:p>
          </table:table-cell>
          <table:table-cell table:style-name="Table2.A1" office:value-type="string">
            <text:p text:style-name="P17"><text:span text:style-name="T30"/></text:p>
          </table:table-cell>
        </table:table-row>
        <table:table-row table:style-name="Table2.2">
          <table:table-cell table:style-name="Table2.A1" office:value-type="string">
            <text:p text:style-name="P37"><text:span text:style-name="T42">HPC &amp; Quantum Computing Club <text:s/>| President</text:span></text:p>
          </table:table-cell>
          <table:table-cell table:style-name="Table2.A1" office:value-type="string">
            <text:p text:style-name="P17"/>
          </table:table-cell>
        </table:table-row>
        <table:table-row table:style-name="Table2.2">
          <table:table-cell table:style-name="Table2.A1" office:value-type="string">
            <text:p text:style-name="P37"><text:span text:style-name="T42">CSCI Research Enthusiasts Club <text:s/>| <text:s/>President</text:span></text:p>
          </table:table-cell>
          <table:table-cell table:style-name="Table2.A1" office:value-type="string">
            <text:p text:style-name="P17"/>
          </table:table-cell>
        </table:table-row>
      </table:table>
      <text:p text:style-name="P3"><text:span text:style-name="T33">S</text:span><text:span text:style-name="T34">KILLS</text:span></text:p>
      <text:p text:style-name="P5"><text:span text:style-name="T31">Programming</text:span><text:span text:style-name="T30">:</text:span> <text:span text:style-name="T50">C/C++, <text:s/>Python, <text:s/></text:span><text:span text:style-name="T51">R, <text:s/>MPI, <text:s/></text:span><text:span text:style-name="T52">OpenMP,</text:span><text:span text:style-name="T51"> <text:s/>Pthreads, <text:s/>CUDA-</text:span><text:span text:style-name="T53">Q, <text:s/>Qiskit</text:span><text:span text:style-name="T51">, <text:s/></text:span><text:span text:style-name="T53">UDS, <text:s/>Winsock</text:span></text:p>
      <text:p text:style-name="P6"><text:span text:style-name="T31">Tools &amp; Libraries</text:span><text:span text:style-name="T30">:</text:span> <text:span text:style-name="T49">OpenCV, <text:s/>NetworkX, <text:s/></text:span><text:span text:style-name="T54">PyTorch, <text:s/></text:span><text:span text:style-name="T49">Slurm, <text:s/>Docker, <text:s/>Singularity, <text:s/></text:span><text:span text:style-name="T55">SDL, <text:s/></text:span><text:span text:style-name="T49">Git CLI, <text:s/></text:span><text:span text:style-name="T55">C</text:span><text:span text:style-name="T59">M</text:span><text:span text:style-name="T55">ake, </text:span><text:span text:style-name="T59">GCE</text:span></text:p>
      <text:p text:style-name="P15"><text:span text:style-name="T30">PUBLICATION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<text:span text:style-name="T30">Mission Planning Simulation and Design Software Scaling</text:span></text:p>
            <text:p text:style-name="P18"><text:span text:style-name="T30">for Shared and Distributed Memory Computing</text:span></text:p>
            <text:p text:style-name="P21">Integrated <text:span text:style-name="T55">MPI &amp; OpenMP modifications to NASA’s General Mission Analysis Tool. Achieved 2,387% speedup on 62x Monte-Carlo simulation trials </text:span><text:span text:style-name="T57">distributed across 36x 2-core nodes,</text:span><text:span text:style-name="T55"> compared to sequential runtime.</text:span></text:p>
          </table:table-cell>
          <table:table-cell table:style-name="Table5.A1" office:value-type="string">
            <text:p text:style-name="P31">IEEE Aerospace <text:span text:style-name="T56">Conference </text:span>2026 <text:span text:style-name="T56">10.0304</text:span></text:p>
            <text:p text:style-name="P22"><text:span text:style-name="T30">Skills: </text:span><text:span text:style-name="T26">MPI, <text:s/>OpenMP, <text:s/>CMake, <text:s/>Bash, <text:s/>C++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30">Quantum Semiprime Factorization: Leveraging Grover’s Algorithm for</text:span></text:p>
            <text:p text:style-name="P18"><text:span text:style-name="T30">Efficient Prime Decomposition</text:span></text:p>
            <text:p text:style-name="P19"><text:span text:style-name="T55">Designed</text:span> a <text:span text:style-name="T55">dynamic quantum circuit generator using CUDA-Q which can find</text:span> factors of large semiprimes <text:span text:style-name="T55">using asymptotically lesser qubits than </text:span><text:span text:style-name="T56">existing methods</text:span><text:span text:style-name="T55">. Ran simulations with Slurm using a custom Singularity container on </text:span><text:span text:style-name="T57">the </text:span><text:span text:style-name="T55">SDSC Expanse </text:span><text:span text:style-name="T57">supercomputer</text:span><text:span text:style-name="T55">.</text:span></text:p>
          </table:table-cell>
          <table:table-cell table:style-name="Table5.A1" office:value-type="string">
            <text:p text:style-name="P12"><text:a xlink:type="simple" xlink:href="https://github.com/cscsu-conference/cscsu-conference.github.io/blob/master/index25.md" text:style-name="Internet_20_link" text:visited-style-name="Visited_20_Internet_20_Link"><text:span text:style-name="T7">CSCSU 2025 Research Conference</text:span></text:a></text:p>
            <text:p text:style-name="P22"><text:span text:style-name="T30">Skills:</text:span> <text:span text:style-name="T26">Slurm, <text:s/>Singularity, <text:s/>CUDA-Q, <text:s/>C++</text:span></text:p>
          </table:table-cell>
        </table:table-row>
      </table:table>
      <text:p text:style-name="P15"><text:span text:style-name="T32">P</text:span><text:span text:style-name="T30">ROJECT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<text:span text:style-name="T30">Distributed Sieve of Eratosthenes</text:span></text:p>
            <text:p text:style-name="P33">Wrote a distributed <text:span text:style-name="T58">prime </text:span>number sieve in C which uses MPI to divide the search region evenly across all nodes. OpenMP <text:span text:style-name="T58">is</text:span> used to parallelize the local filtering through each node’s region. The prime sieve itself is stored as a binary mapping to maximize memory efficiency. Tests were run using Slurm with provided Singularity containers on SDSC Expanse. I achieved 13,482% speedup <text:span text:style-name="T58">(99.3% parallel) </text:span>compared to the sequential runtime searching for all primes <text:span text:style-name="T58">below 10 billion.</text:span></text:p>
          </table:table-cell>
          <table:table-cell table:style-name="Table6.A1" office:value-type="string">
            <text:p text:style-name="P32">Available upon request</text:p>
            <text:p text:style-name="P24"><text:span text:style-name="T30">Skills:</text:span> <text:span text:style-name="T27">Slurm, <text:s/></text:span><text:span text:style-name="T25">MPI, <text:s/>OpenMP, <text:s/>C</text:span></text:p>
          </table:table-cell>
        </table:table-row>
        <table:table-row table:style-name="Table6.1">
          <table:table-cell table:style-name="Table6.A1" office:value-type="string">
            <text:p text:style-name="P28"><text:span text:style-name="T30">Low-Latency Cross-NAT Multiplayer Game</text:span></text:p>
            <text:p text:style-name="P34">Designed and implemented the relay server, cross-NAT P2P, physics, engine, <text:span text:style-name="T59">and website </text:span>for a 2-player arcade-style fighting game with cross-platform support, <text:span text:style-name="T59">using only standard library functions for everything besides the GUI, which uses SDL3</text:span>. Cross-platform support for Windows and UNIX systems. <text:span text:style-name="T59">CMake was used for build automation and generation of installation wizard. Website and relay server both hosted on Google Compute Engine (GCE) VMs.</text:span></text:p>
          </table:table-cell>
          <table:table-cell table:style-name="Table6.A1" office:value-type="string">
            <text:p text:style-name="P11"><text:span text:style-name="T11">Source Code</text:span><text:span text:style-name="T9"> on </text:span><text:a xlink:type="simple" xlink:href="https://github.com/collinsjacob127/GoblinColosseum" text:style-name="Internet_20_link" text:visited-style-name="Visited_20_Internet_20_Link"><text:span text:style-name="Internet_20_link"><text:span text:style-name="T9">GitHub</text:span></text:span></text:a></text:p>
            <text:p text:style-name="P27"><text:span text:style-name="T30">Skills:</text:span> <text:span text:style-name="T28">UDS, <text:s/>Winsock, <text:s/>CMake, <text:s/>GCE, <text:s/>SDL, <text:s/>C++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30">Iterative </text:span><text:span text:style-name="T32">Network Simulation</text:span></text:p>
            <text:p text:style-name="P19">Simulated an iterative adaptation of the prisoner’s dilemma on a variety of networks. Automated <text:span text:style-name="T58">generation of animations visualizing </text:span>model statistics.</text:p>
          </table:table-cell>
          <table:table-cell table:style-name="Table6.A1" office:value-type="string">
            <text:p text:style-name="P9"><text:span text:style-name="T9">Hosted on </text:span><text:a xlink:type="simple" xlink:href="https://github.com/collinsjacob127/IterativePrisonersDilemma" text:style-name="Internet_20_link" text:visited-style-name="Visited_20_Internet_20_Link"><text:span text:style-name="Internet_20_link"><text:span text:style-name="T9">GitHub</text:span></text:span></text:a></text:p>
            <text:p text:style-name="P26"><text:span text:style-name="T30">Skills:</text:span> P<text:span text:style-name="T25">ython, <text:s/>NetworkX</text:span></text:p>
            <text:p text:style-name="P26"/>
          </table:table-cell>
        </table:table-row>
        <table:table-row table:style-name="Table6.1">
          <table:table-cell table:style-name="Table6.A1" office:value-type="string">
            <text:p text:style-name="P29"><text:span text:style-name="T32">R</text:span><text:span text:style-name="T30">oad Network Processing &amp; Analysis</text:span></text:p>
            <text:p text:style-name="P30">Constructed a conversion &amp; processing pipeline for extracting road networks from Open Street Map (OSM) data. Prioritized memory efficiency by parsing file streams to generate a network with less unnecessary overhead. </text:p>
          </table:table-cell>
          <table:table-cell table:style-name="Table6.A1" office:value-type="string">
            <text:p text:style-name="P38"><text:span text:style-name="T19">Writeup on </text:span><text:a xlink:type="simple" xlink:href="https://data-490.github.io/2025-jacob-collins/" text:style-name="Internet_20_link" text:visited-style-name="Visited_20_Internet_20_Link"><text:span text:style-name="Internet_20_link"><text:span text:style-name="T19">Pages</text:span></text:span></text:a><text:span text:style-name="Internet_20_link"><text:span text:style-name="T17"> </text:span></text:span><text:span text:style-name="T19"><text:s/>| <text:s/>Source</text:span><text:span text:style-name="T18"> on </text:span><text:a xlink:type="simple" xlink:href="https://github.com/DATA-490/2025-jacob-collins" text:style-name="Internet_20_link" text:visited-style-name="Visited_20_Internet_20_Link"><text:span text:style-name="Internet_20_link"><text:span text:style-name="T18">GitHub</text:span></text:span></text:a></text:p>
            <text:p text:style-name="P26"><text:span text:style-name="T30">Skills:</text:span> <text:span text:style-name="T25">Python, <text:s/>NetworkX, <text:s/></text:span><text:span text:style-name="T29">R, <text:s/>Bash</text:span></text:p>
            <text:p text:style-name="P26"/>
          </table:table-cell>
        </table:table-row>
      </table:table>
      <text:p text:style-name="P4"><text:span text:style-name="T30">EMPLOYMENT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0">Lead </text:span><text:span text:style-name="T9">Student Research Assistant</text:span></text:p>
            <text:p text:style-name="P20"><text:span text:style-name="T60">Led</text:span> research efforts to design Quantum Computing algorithms, to be compared against equivalent parallel solutions. Quantum circuits implemented with CUDA-Q <text:span text:style-name="T60">in </text:span>C++. </text:p>
          </table:table-cell>
          <table:table-cell table:style-name="Table1.A1" office:value-type="string">
            <text:p text:style-name="P25"><text:span text:style-name="T30">Chico State Enterprises</text:span></text:p>
            <text:p text:style-name="P10"><text:a xlink:type="simple" xlink:href="https://www.csuchico.edu/curee/fellows-program/raigoza.shtml" text:style-name="Internet_20_link" text:visited-style-name="Visited_20_Internet_20_Link"><text:span text:style-name="Internet_20_link"><text:span text:style-name="T8">Dr. Jaime Raigoza</text:span></text:span></text:a><text:span text:style-name="T8">, <text:s/></text:span><text:a xlink:type="simple" xlink:href="https://sites.google.com/mail.csuchico.edu/sbsiewert/home" text:style-name="Internet_20_link" text:visited-style-name="Visited_20_Internet_20_Link"><text:span text:style-name="Internet_20_link"><text:span text:style-name="T8">Dr. Sam Siewert</text:span></text:span></text:a></text:p>
            <text:p text:style-name="P10"><text:span text:style-name="T8">June 2024 – December 2024</text:span></text:p>
            <text:p text:style-name="P2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Hepta Slab" svg:font-family="'Hepta Slab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List_20_1" style:display-name="List 1" style:family="paragraph" style:parent-style-name="Standard" style:list-style-name="WWNum2" style:class="list">
      <style:paragraph-properties fo:margin-top="0in" fo:margin-bottom="0.0835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fo:color="#000000" loext:opacity="100%" style:font-name="Hepta Slab" fo:font-family="'Hepta Slab'" style:font-family-generic="roman" style:font-pitch="variable" fo:font-size="10pt" style:text-underline-style="none" style:font-size-asian="10pt" style:font-size-complex="10pt">
        <loext:char-complex-color loext:theme-type="dark1" loext:color-type="theme"/>
      </style:text-properties>
    </style:style>
    <style:style style:name="ListLabel_20_15" style:display-name="ListLabel 15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6" style:display-name="ListLabel 16" style:family="text">
      <style:text-properties fo:color="#1155cc" loext:opacity="100%" style:font-name="Hepta Slab" fo:font-family="'Hepta Slab'" style:font-family-generic="roman" style:font-pitch="variable" fo:font-size="8pt" style:font-size-asian="8pt" style:font-size-complex="8pt"/>
    </style:style>
    <style:style style:name="ListLabel_20_17" style:display-name="ListLabel 17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8" style:display-name="ListLabel 18" style:family="text">
      <style:text-properties fo:color="#4472c4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accent1" loext:color-type="theme"/>
      </style:text-properties>
    </style:style>
    <style:style style:name="ListLabel_20_19" style:display-name="ListLabel 19" style:family="text"/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B Collins</meta:initial-creator>
    <meta:editing-cycles>20</meta:editing-cycles>
    <meta:print-date>2026-02-19T11:32:13.330707166</meta:print-date>
    <meta:creation-date>2025-01-29T16:48:00</meta:creation-date>
    <dc:date>2026-02-19T11:31:44.924961170</dc:date>
    <meta:editing-duration>P1DT4H33M5S</meta:editing-duration>
    <meta:generator>LibreOffice/24.2.7.2$Linux_X86_64 LibreOffice_project/420$Build-2</meta:generator>
    <meta:printed-by>PDF files</meta:printed-by>
    <meta:document-statistic meta:table-count="4" meta:image-count="0" meta:object-count="0" meta:page-count="2" meta:paragraph-count="46" meta:word-count="478" meta:character-count="3427" meta:non-whitespace-character-count="2928"/>
    <meta:user-defined meta:name="AppVersion">16.0000</meta:user-defined>
    <meta:template xlink:type="simple" xlink:actuate="onRequest" xlink:title="Normal.dotm" xlink:href=""/>
  </office:meta>
</office:document-meta>
</file>